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20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8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34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57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65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7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17:30:33.23125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4-20T17:34:37.281873048</dc:date>
    <meta:editing-duration>P73DT4H9M37S</meta:editing-duration>
    <meta:editing-cycles>1555</meta:editing-cycles>
    <meta:generator>LibreOffice/6.0.7.3$Linux_X86_64 LibreOffice_project/00m0$Build-3</meta:generator>
    <dc:creator>James Petts</dc:creator>
    <meta:document-statistic meta:table-count="3" meta:cell-count="4841" meta:object-count="0"/>
  </office:meta>
</office:document-meta>
</file>